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 style:data-style-name="N13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3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Mayo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olectas Misas</text:p>
          </table:table-cell>
          <table:covered-table-cell table:style-name="ce35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312424.54" calcext:value-type="float">
            <text:p>$ 312,424.5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28000" calcext:value-type="float">
            <text:p>$ 28,00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274239.41" calcext:value-type="float">
            <text:p>$ 274,239.4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27470" calcext:value-type="float">
            <text:p>$ 27,47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116208" calcext:value-type="float">
            <text:p>$ 116,208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159450" calcext:value-type="float">
            <text:p>$ 159,45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60929.44" calcext:value-type="float">
            <text:p>$ 60,929.4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126760" calcext:value-type="float">
            <text:p>$ 126,760.00</text:p>
          </table:table-cell>
          <table:table-cell table:style-name="ce26" office:value-type="string" calcext:value-type="string">
            <text:p>Fides y San Pedro</text:p>
          </table:table-cell>
          <table:table-cell table:style-name="ce30" office:value-type="float" office:value="206000" calcext:value-type="float">
            <text:p>$ 206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191370" calcext:value-type="float">
            <text:p>$ 191,370.00</text:p>
          </table:table-cell>
          <table:table-cell table:style-name="ce26" office:value-type="string" calcext:value-type="string">
            <text:p>Fumigacion San Eduardo</text:p>
          </table:table-cell>
          <table:table-cell table:style-name="ce30" office:value-type="float" office:value="55000" calcext:value-type="float">
            <text:p>$ 5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59000" calcext:value-type="float">
            <text:p>$ 59,000.00</text:p>
          </table:table-cell>
          <table:table-cell table:style-name="ce26" office:value-type="string" calcext:value-type="string">
            <text:p>Lamparas</text:p>
          </table:table-cell>
          <table:table-cell table:style-name="ce30" office:value-type="float" office:value="7075.38" calcext:value-type="float">
            <text:p>$ 7,075.3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17420" calcext:value-type="float">
            <text:p>$ 17,420.00</text:p>
          </table:table-cell>
          <table:table-cell table:style-name="ce26" office:value-type="string" calcext:value-type="string">
            <text:p>Termocuplas</text:p>
          </table:table-cell>
          <table:table-cell table:style-name="ce30" office:value-type="float" office:value="14260" calcext:value-type="float">
            <text:p>$ 14,26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0" table:formula="of:=SUM([.C9:.C15])" office:value-type="float" office:value="609470" calcext:value-type="float">
            <text:p>$ 609,47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34326" calcext:value-type="float">
            <text:p>$ 34,326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7" table:number-columns-spanned="2" table:number-rows-spanned="5"/>
          <table:covered-table-cell table:style-name="ce35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45000" calcext:value-type="float">
            <text:p>$ 4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7"/>
          <table:covered-table-cell table:style-name="ce35"/>
          <table:table-cell table:style-name="ce26" office:value-type="string" calcext:value-type="string">
            <text:p>Llaves porton</text:p>
          </table:table-cell>
          <table:table-cell table:style-name="ce30" office:value-type="float" office:value="18000" calcext:value-type="float">
            <text:p>$ 18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8"/>
          <table:covered-table-cell table:style-name="ce35"/>
          <table:table-cell table:style-name="ce26" office:value-type="string" calcext:value-type="string">
            <text:p>Leña</text:p>
          </table:table-cell>
          <table:table-cell table:style-name="ce30" office:value-type="float" office:value="30240" calcext:value-type="float">
            <text:p>$ 30,24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8"/>
          <table:covered-table-cell table:style-name="ce35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60000" calcext:value-type="float">
            <text:p>$ 6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covered-table-cell table:style-name="ce28"/>
          <table:covered-table-cell table:style-name="ce35"/>
          <table:table-cell table:style-name="ce26" office:value-type="string" calcext:value-type="string">
            <text:p>Sueldo Irene</text:p>
          </table:table-cell>
          <table:table-cell table:style-name="ce30" office:value-type="float" office:value="161677" calcext:value-type="float">
            <text:p>$ 161,67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Donaciones</text:p>
          </table:table-cell>
          <table:covered-table-cell table:style-name="ce35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50000" calcext:value-type="float">
            <text:p>$ 5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1150000" calcext:value-type="float">
            <text:p>$ 1,150,000.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60947" calcext:value-type="float">
            <text:p>$ 60,94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[.C16]+[.C20]+[.C23]" office:value-type="float" office:value="1759470" calcext:value-type="float">
            <text:p>$ 1,759,47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3])" office:value-type="float" office:value="1506326.77" calcext:value-type="float">
            <text:p>$ 1,506,326.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Superávit</text:p>
          </table:table-cell>
          <table:table-cell table:style-name="ce12" table:formula="of:=[.C25]-[.E25]" office:value-type="float" office:value="253143.23" calcext:value-type="float">
            <text:p>$ 253,143.2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3"/>
          <table:table-cell table:style-name="ce12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4">
      <number:month number:textual="true"/>
      <number:text>-</number:text>
      <number:year/>
    </number:date-style>
    <number:time-style style:name="N152">
      <number:minutes number:style="long"/>
      <number:text>:</number:text>
      <number:seconds number:style="long" number:decimal-places="1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minutes number:style="long"/>
      <number:text>:</number:text>
      <number:seconds number:style="long"/>
    </number:time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time-style style:name="N157">
      <number:hours/>
      <number:text>:</number:text>
      <number:minutes number:style="long"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number-style style:name="N130P0" style:volatile="true">
      <number:text>$ 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30P0"/>
    </number:number-style>
    <number:date-style style:name="N143">
      <number:day/>
      <number:text>-</number:text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date-style style:name="N135">
      <number:day/>
      <number:text>-</number:text>
      <number:month number:textual="true"/>
    </number:date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2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6-02T15:01:44.576848141</dc:date>
    <meta:editing-cycles>62</meta:editing-cycles>
    <meta:editing-duration>PT5H21M1S</meta:editing-duration>
    <meta:generator>LibreOffice/7.3.7.2$Linux_X86_64 LibreOffice_project/30$Build-2</meta:generator>
    <meta:print-date>2024-05-02T15:30:42.203304326</meta:print-date>
    <meta:document-statistic meta:table-count="1" meta:cell-count="63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